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MiBM_M_AM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1" table:number-columns-repeated="43" table:default-cell-style-name="ce11"/>
        <table:table-column table:style-name="co3" table:number-columns-repeated="3" table:default-cell-style-name="ce11"/>
        <table:table-column table:style-name="co2" table:default-cell-style-name="ce11"/>
        <table:table-column table:style-name="co4" table:number-columns-repeated="963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lp.</text:p>
          </table:table-cell>
          <table:table-cell table:style-name="ce12" office:value-type="string" calcext:value-type="string" table:number-columns-spanned="1" table:number-rows-spanned="2">
            <text:p>nr albumu</text:p>
          </table: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1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1"/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 table:style-name="ce1"/>
          <table:table-cell table:style-name="ce1" office:value-type="float" office:value="12" calcext:value-type="float" table:number-columns-spanned="2" table:number-rows-spanned="1">
            <text:p>12</text:p>
          </table:table-cell>
          <table:covered-table-cell table:style-name="ce1"/>
          <table:table-cell table:style-name="ce1" office:value-type="float" office:value="13" calcext:value-type="float" table:number-columns-spanned="2" table:number-rows-spanned="1">
            <text:p>13</text:p>
          </table:table-cell>
          <table:covered-table-cell table:style-name="ce1"/>
          <table:table-cell table:style-name="ce1" office:value-type="float" office:value="14" calcext:value-type="float" table:number-columns-spanned="2" table:number-rows-spanned="1">
            <text:p>14</text:p>
          </table:table-cell>
          <table:covered-table-cell table:style-name="ce1"/>
          <table:table-cell table:style-name="ce1" office:value-type="float" office:value="15" calcext:value-type="float" table:number-columns-spanned="2" table:number-rows-spanned="1">
            <text:p>15</text:p>
          </table:table-cell>
          <table:covered-table-cell table:style-name="ce1"/>
          <table:table-cell table:style-name="ce1" office:value-type="float" office:value="16" calcext:value-type="float" table:number-columns-spanned="2" table:number-rows-spanned="1">
            <text:p>16</text:p>
          </table:table-cell>
          <table:covered-table-cell table:style-name="ce1"/>
          <table:table-cell table:style-name="ce1" office:value-type="float" office:value="17" calcext:value-type="float" table:number-columns-spanned="2" table:number-rows-spanned="1">
            <text:p>17</text:p>
          </table:table-cell>
          <table:covered-table-cell table:style-name="ce1"/>
          <table:table-cell table:style-name="ce1" office:value-type="float" office:value="18" calcext:value-type="float" table:number-columns-spanned="2" table:number-rows-spanned="1">
            <text:p>18</text:p>
          </table:table-cell>
          <table:covered-table-cell table:style-name="ce1"/>
          <table:table-cell table:style-name="ce1" office:value-type="float" office:value="19" calcext:value-type="float" table:number-columns-spanned="2" table:number-rows-spanned="1">
            <text:p>19</text:p>
          </table:table-cell>
          <table:covered-table-cell table:style-name="ce1"/>
          <table:table-cell table:style-name="ce1" office:value-type="float" office:value="20" calcext:value-type="float" table:number-columns-spanned="2" table:number-rows-spanned="1">
            <text:p>20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1</text:p>
          </table:table-cell>
          <table:table-cell table:style-name="ce1" office:value-type="string" calcext:value-type="string" table:number-columns-spanned="1" table:number-rows-spanned="2">
            <text:p>S2</text:p>
          </table:table-cell>
          <table:table-cell table:style-name="ce1" office:value-type="string" calcext:value-type="string" table:number-columns-spanned="1" table:number-rows-spanned="2">
            <text:p>S3</text:p>
          </table:table-cell>
          <table:table-cell table:style-name="ce12" office:value-type="string" calcext:value-type="string" table:number-columns-spanned="1" table:number-rows-spanned="2">
            <text:p>obecności</text:p>
          </table:table-cell>
          <table:table-cell table:style-name="ce12" office:value-type="string" calcext:value-type="string" table:number-columns-spanned="1" table:number-rows-spanned="2">
            <text:p>aktywność</text:p>
          </table:table-cell>
          <table:table-cell table:style-name="ce1" office:value-type="string" calcext:value-type="string" table:number-columns-spanned="1" table:number-rows-spanned="2">
            <text:p>punkty</text:p>
          </table:table-cell>
          <table:table-cell table:style-name="ce1" office:value-type="string" calcext:value-type="string" table:number-columns-spanned="1" table:number-rows-spanned="2">
            <text:p>ocena</text:p>
          </table:table-cell>
          <table:table-cell table:number-columns-repeated="963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covered-table-cell table:number-columns-repeated="7" table:style-name="ce1"/>
          <table:table-cell table:number-columns-repeated="96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4420" calcext:value-type="float">
            <text:p>944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,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4" table:formula="of:=SUM([.C3];[.E3];[.G3];[.I3];[.K3];[.M3];[.O3];[.Q3];[.S3];[.U3];[.W3];[.Y3];[.AA3];[.AC3];[.AE3];[.AG3];[.AI3];[.AK3];[.AM3];[.AO3])/20" office:value-type="percentage" office:value="0.85" calcext:value-type="percentage">
            <text:p>85%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Q3];[.AR3];[.AS3];[.AU3])" office:value-type="float" office:value="58" calcext:value-type="float">
            <text:p>5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6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0983" calcext:value-type="float">
            <text:p>90983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9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4" table:formula="of:=SUM([.C4];[.E4];[.G4];[.I4];[.K4];[.M4];[.O4];[.Q4];[.S4];[.U4];[.W4];[.Y4];[.AA4];[.AC4];[.AE4];[.AG4];[.AI4];[.AK4];[.AM4];[.AO4])/20" office:value-type="percentage" office:value="0.3" calcext:value-type="percentage">
            <text:p>3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4];[.AR4];[.AS4];[.AU4])" office:value-type="float" office:value="0" calcext:value-type="float">
            <text:p>0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4421" calcext:value-type="float">
            <text:p>9442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4" table:formula="of:=SUM([.C5];[.E5];[.G5];[.I5];[.K5];[.M5];[.O5];[.Q5];[.S5];[.U5];[.W5];[.Y5];[.AA5];[.AC5];[.AE5];[.AG5];[.AI5];[.AK5];[.AM5];[.AO5])/20" office:value-type="percentage" office:value="0.75" calcext:value-type="percentage">
            <text:p>75%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SUM([.AQ5];[.AR5];[.AS5];[.AU5])" office:value-type="float" office:value="5" calcext:value-type="float">
            <text:p>5</text:p>
          </table:table-cell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4422" calcext:value-type="float">
            <text:p>9442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4" table:formula="of:=SUM([.C6];[.E6];[.G6];[.I6];[.K6];[.M6];[.O6];[.Q6];[.S6];[.U6];[.W6];[.Y6];[.AA6];[.AC6];[.AE6];[.AG6];[.AI6];[.AK6];[.AM6];[.AO6])/20" office:value-type="percentage" office:value="0.8" calcext:value-type="percentage">
            <text:p>80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AQ6];[.AR6];[.AS6];[.AU6])" office:value-type="float" office:value="19" calcext:value-type="float">
            <text:p>19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4423" calcext:value-type="float">
            <text:p>9442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4" table:formula="of:=SUM([.C7];[.E7];[.G7];[.I7];[.K7];[.M7];[.O7];[.Q7];[.S7];[.U7];[.W7];[.Y7];[.AA7];[.AC7];[.AE7];[.AG7];[.AI7];[.AK7];[.AM7];[.AO7])/20" office:value-type="percentage" office:value="0.75" calcext:value-type="percentage">
            <text:p>75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Q7];[.AR7];[.AS7];[.AU7])" office:value-type="float" office:value="25" calcext:value-type="float">
            <text:p>25</text:p>
          </table:table-cell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91743" calcext:value-type="float">
            <text:p>91743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3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4" table:formula="of:=SUM([.C8];[.E8];[.G8];[.I8];[.K8];[.M8];[.O8];[.Q8];[.S8];[.U8];[.W8];[.Y8];[.AA8];[.AC8];[.AE8];[.AG8];[.AI8];[.AK8];[.AM8];[.AO8])/20" office:value-type="percentage" office:value="0.15" calcext:value-type="percentage">
            <text:p>15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8];[.AR8];[.AS8];[.AU8])" office:value-type="float" office:value="0" calcext:value-type="float">
            <text:p>0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90836" calcext:value-type="float">
            <text:p>90836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27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4" table:formula="of:=SUM([.C9];[.E9];[.G9];[.I9];[.K9];[.M9];[.O9];[.Q9];[.S9];[.U9];[.W9];[.Y9];[.AA9];[.AC9];[.AE9];[.AG9];[.AI9];[.AK9];[.AM9];[.AO9])/20" office:value-type="percentage" office:value="0.2" calcext:value-type="percentage">
            <text:p>2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9];[.AR9];[.AS9];[.AU9])" office:value-type="float" office:value="0" calcext:value-type="float">
            <text:p>0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94424" calcext:value-type="float">
            <text:p>9442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table:formula="of:=SUM([.C10];[.E10];[.G10];[.I10];[.K10];[.M10];[.O10];[.Q10];[.S10];[.U10];[.W10];[.Y10];[.AA10];[.AC10];[.AE10];[.AG10];[.AI10];[.AK10];[.AM10];[.AO10])/20" office:value-type="percentage" office:value="0.8" calcext:value-type="percentage">
            <text:p>8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Q10];[.AR10];[.AS10];[.AU10])" office:value-type="float" office:value="11" calcext:value-type="float">
            <text:p>11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90769" calcext:value-type="float">
            <text:p>90769</text:p>
          </table:table-cell>
          <table:table-cell table:style-name="ce1" table:number-columns-repeated="3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C11];[.E11];[.G11];[.I11];[.K11];[.M11];[.O11];[.Q11];[.S11];[.U11];[.W11];[.Y11];[.AA11];[.AC11];[.AE11];[.AG11];[.AI11];[.AK11];[.AM11];[.AO11])/20" office:value-type="percentage" office:value="0.1" calcext:value-type="percentage">
            <text:p>1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11];[.AR11];[.AS11];[.AU11])" office:value-type="float" office:value="0" calcext:value-type="float">
            <text:p>0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4425" calcext:value-type="float">
            <text:p>9442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4" table:formula="of:=SUM([.C12];[.E12];[.G12];[.I12];[.K12];[.M12];[.O12];[.Q12];[.S12];[.U12];[.W12];[.Y12];[.AA12];[.AC12];[.AE12];[.AG12];[.AI12];[.AK12];[.AM12];[.AO12])/20" office:value-type="percentage" office:value="0.75" calcext:value-type="percentage">
            <text:p>75%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AQ12];[.AR12];[.AS12];[.AU12])" office:value-type="float" office:value="2" calcext:value-type="float">
            <text:p>2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5261" calcext:value-type="float">
            <text:p>9526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string" calcext:value-type="string">
            <text:p>1S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4" table:formula="of:=SUM([.C13];[.E13];[.G13];[.I13];[.K13];[.M13];[.O13];[.Q13];[.S13];[.U13];[.W13];[.Y13];[.AA13];[.AC13];[.AE13];[.AG13];[.AI13];[.AK13];[.AM13];[.AO13])/20" office:value-type="percentage" office:value="0.35" calcext:value-type="percentage">
            <text:p>35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13];[.AR13];[.AS13];[.AU13])" office:value-type="float" office:value="0" calcext:value-type="float">
            <text:p>0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4941" calcext:value-type="float">
            <text:p>9494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" office:value-type="float" office:value="0" calcext:value-type="float">
            <text:p>0</text:p>
          </table:table-cell>
          <table:table-cell table:style-name="ce14" table:formula="of:=SUM([.C14];[.E14];[.G14];[.I14];[.K14];[.M14];[.O14];[.Q14];[.S14];[.U14];[.W14];[.Y14];[.AA14];[.AC14];[.AE14];[.AG14];[.AI14];[.AK14];[.AM14];[.AO14])/20" office:value-type="percentage" office:value="0.85" calcext:value-type="percentage">
            <text:p>85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Q14];[.AR14];[.AS14];[.AU14])" office:value-type="float" office:value="3" calcext:value-type="float">
            <text:p>3</text:p>
          </table:table-cell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4640" calcext:value-type="float">
            <text:p>9464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4" table:formula="of:=SUM([.C15];[.E15];[.G15];[.I15];[.K15];[.M15];[.O15];[.Q15];[.S15];[.U15];[.W15];[.Y15];[.AA15];[.AC15];[.AE15];[.AG15];[.AI15];[.AK15];[.AM15];[.AO15])/20" office:value-type="percentage" office:value="0.85" calcext:value-type="percentage">
            <text:p>85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Q15];[.AR15];[.AS15];[.AU15])" office:value-type="float" office:value="6" calcext:value-type="float">
            <text:p>6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94641" calcext:value-type="float">
            <text:p>9464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4" table:formula="of:=SUM([.C16];[.E16];[.G16];[.I16];[.K16];[.M16];[.O16];[.Q16];[.S16];[.U16];[.W16];[.Y16];[.AA16];[.AC16];[.AE16];[.AG16];[.AI16];[.AK16];[.AM16];[.AO16])/20" office:value-type="percentage" office:value="0.35" calcext:value-type="percentage">
            <text:p>35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16];[.AR16];[.AS16];[.AU16])" office:value-type="float" office:value="0" calcext:value-type="float">
            <text:p>0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94426" calcext:value-type="float">
            <text:p>9442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4" table:formula="of:=SUM([.C17];[.E17];[.G17];[.I17];[.K17];[.M17];[.O17];[.Q17];[.S17];[.U17];[.W17];[.Y17];[.AA17];[.AC17];[.AE17];[.AG17];[.AI17];[.AK17];[.AM17];[.AO17])/20" office:value-type="percentage" office:value="0.8" calcext:value-type="percentage">
            <text:p>80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AQ17];[.AR17];[.AS17];[.AU17])" office:value-type="float" office:value="2" calcext:value-type="float">
            <text:p>2</text:p>
          </table:table-cell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3991" calcext:value-type="float">
            <text:p>93991</text:p>
          </table:table-cell>
          <table:table-cell table:style-name="ce1" table:number-columns-repeated="3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C18];[.E18];[.G18];[.I18];[.K18];[.M18];[.O18];[.Q18];[.S18];[.U18];[.W18];[.Y18];[.AA18];[.AC18];[.AE18];[.AG18];[.AI18];[.AK18];[.AM18];[.AO18])/20" office:value-type="percentage" office:value="0.1" calcext:value-type="percentage">
            <text:p>1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18];[.AR18];[.AS18];[.AU18])" office:value-type="float" office:value="0" calcext:value-type="float">
            <text:p>0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4427" calcext:value-type="float">
            <text:p>9442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4" table:formula="of:=SUM([.C19];[.E19];[.G19];[.I19];[.K19];[.M19];[.O19];[.Q19];[.S19];[.U19];[.W19];[.Y19];[.AA19];[.AC19];[.AE19];[.AG19];[.AI19];[.AK19];[.AM19];[.AO19])/20" office:value-type="percentage" office:value="0.95" calcext:value-type="percentage">
            <text:p>95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Q19];[.AR19];[.AS19];[.AU19])" office:value-type="float" office:value="8" calcext:value-type="float">
            <text:p>8</text:p>
          </table:table-cell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91747" calcext:value-type="float">
            <text:p>91747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14" table:formula="of:=SUM([.C20];[.E20];[.G20];[.I20];[.K20];[.M20];[.O20];[.Q20];[.S20];[.U20];[.W20];[.Y20];[.AA20];[.AC20];[.AE20];[.AG20];[.AI20];[.AK20];[.AM20];[.AO20])/20" office:value-type="percentage" office:value="0.15" calcext:value-type="percentage">
            <text:p>15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20];[.AR20];[.AS20];[.AU20])" office:value-type="float" office:value="3" calcext:value-type="float">
            <text:p>3</text:p>
          </table:table-cell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94642" calcext:value-type="float">
            <text:p>9464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" office:value-type="float" office:value="0" calcext:value-type="float">
            <text:p>0</text:p>
          </table:table-cell>
          <table:table-cell table:style-name="ce14" table:formula="of:=SUM([.C21];[.E21];[.G21];[.I21];[.K21];[.M21];[.O21];[.Q21];[.S21];[.U21];[.W21];[.Y21];[.AA21];[.AC21];[.AE21];[.AG21];[.AI21];[.AK21];[.AM21];[.AO21])/20" office:value-type="percentage" office:value="0.65" calcext:value-type="percentage">
            <text:p>65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21];[.AR21];[.AS21];[.AU21])" office:value-type="float" office:value="0" calcext:value-type="float">
            <text:p>0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3007" calcext:value-type="float">
            <text:p>93007</text:p>
          </table:table-cell>
          <table:table-cell table:style-name="ce1" table:number-columns-repeated="3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C22];[.E22];[.G22];[.I22];[.K22];[.M22];[.O22];[.Q22];[.S22];[.U22];[.W22];[.Y22];[.AA22];[.AC22];[.AE22];[.AG22];[.AI22];[.AK22];[.AM22];[.AO22])/20" office:value-type="percentage" office:value="0.1" calcext:value-type="percentage">
            <text:p>1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22];[.AR22];[.AS22];[.AU22])" office:value-type="float" office:value="0" calcext:value-type="float">
            <text:p>0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94428" calcext:value-type="float">
            <text:p>9442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4" table:formula="of:=SUM([.C23];[.E23];[.G23];[.I23];[.K23];[.M23];[.O23];[.Q23];[.S23];[.U23];[.W23];[.Y23];[.AA23];[.AC23];[.AE23];[.AG23];[.AI23];[.AK23];[.AM23];[.AO23])/20" office:value-type="percentage" office:value="0.95" calcext:value-type="percentage">
            <text:p>95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Q23];[.AR23];[.AS23];[.AU23])" office:value-type="float" office:value="6" calcext:value-type="float">
            <text:p>6</text:p>
          </table:table-cell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94429" calcext:value-type="float">
            <text:p>9442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9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C24];[.E24];[.G24];[.I24];[.K24];[.M24];[.O24];[.Q24];[.S24];[.U24];[.W24];[.Y24];[.AA24];[.AC24];[.AE24];[.AG24];[.AI24];[.AK24];[.AM24];[.AO24])/20" office:value-type="percentage" office:value="0.3" calcext:value-type="percentage">
            <text:p>3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24];[.AR24];[.AS24];[.AU24])" office:value-type="float" office:value="0" calcext:value-type="float">
            <text:p>0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94430" calcext:value-type="float">
            <text:p>9443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4" table:formula="of:=SUM([.C25];[.E25];[.G25];[.I25];[.K25];[.M25];[.O25];[.Q25];[.S25];[.U25];[.W25];[.Y25];[.AA25];[.AC25];[.AE25];[.AG25];[.AI25];[.AK25];[.AM25];[.AO25])/20" office:value-type="percentage" office:value="0.85" calcext:value-type="percentage">
            <text:p>85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Q25];[.AR25];[.AS25];[.AU25])" office:value-type="float" office:value="17" calcext:value-type="float">
            <text:p>17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95201" calcext:value-type="float">
            <text:p>9520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8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C26];[.E26];[.G26];[.I26];[.K26];[.M26];[.O26];[.Q26];[.S26];[.U26];[.W26];[.Y26];[.AA26];[.AC26];[.AE26];[.AG26];[.AI26];[.AK26];[.AM26];[.AO26])/20" office:value-type="percentage" office:value="0.3" calcext:value-type="percentage">
            <text:p>3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26];[.AR26];[.AS26];[.AU26])" office:value-type="float" office:value="0" calcext:value-type="float">
            <text:p>0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89934" calcext:value-type="float">
            <text:p>89934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2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4" table:formula="of:=SUM([.C27];[.E27];[.G27];[.I27];[.K27];[.M27];[.O27];[.Q27];[.S27];[.U27];[.W27];[.Y27];[.AA27];[.AC27];[.AE27];[.AG27];[.AI27];[.AK27];[.AM27];[.AO27])/20" office:value-type="percentage" office:value="0.4" calcext:value-type="percentage">
            <text:p>4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27];[.AR27];[.AS27];[.AU27])" office:value-type="float" office:value="0" calcext:value-type="float">
            <text:p>0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94431" calcext:value-type="float">
            <text:p>9443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4" table:formula="of:=SUM([.C28];[.E28];[.G28];[.I28];[.K28];[.M28];[.O28];[.Q28];[.S28];[.U28];[.W28];[.Y28];[.AA28];[.AC28];[.AE28];[.AG28];[.AI28];[.AK28];[.AM28];[.AO28])/20" office:value-type="percentage" office:value="0.8" calcext:value-type="percentage">
            <text:p>8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AQ28];[.AR28];[.AS28];[.AU28])" office:value-type="float" office:value="8" calcext:value-type="float">
            <text:p>8</text:p>
          </table:table-cell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3120" calcext:value-type="float">
            <text:p>93120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2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1" table:number-columns-repeated="2"/>
          <table:table-cell table:style-name="ce14" table:formula="of:=SUM([.C29];[.E29];[.G29];[.I29];[.K29];[.M29];[.O29];[.Q29];[.S29];[.U29];[.W29];[.Y29];[.AA29];[.AC29];[.AE29];[.AG29];[.AI29];[.AK29];[.AM29];[.AO29])/20" office:value-type="percentage" office:value="0.25" calcext:value-type="percentage">
            <text:p>25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29];[.AR29];[.AS29];[.AU29])" office:value-type="float" office:value="0" calcext:value-type="float">
            <text:p>0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89926" calcext:value-type="float">
            <text:p>89926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3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4" table:formula="of:=SUM([.C30];[.E30];[.G30];[.I30];[.K30];[.M30];[.O30];[.Q30];[.S30];[.U30];[.W30];[.Y30];[.AA30];[.AC30];[.AE30];[.AG30];[.AI30];[.AK30];[.AM30];[.AO30])/20" office:value-type="percentage" office:value="0.15" calcext:value-type="percentage">
            <text:p>15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30];[.AR30];[.AS30];[.AU30])" office:value-type="float" office:value="0" calcext:value-type="float">
            <text:p>0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94432" calcext:value-type="float">
            <text:p>94432</text:p>
          </table:table-cell>
          <table:table-cell table:style-name="ce1" table:number-columns-repeated="3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C31];[.E31];[.G31];[.I31];[.K31];[.M31];[.O31];[.Q31];[.S31];[.U31];[.W31];[.Y31];[.AA31];[.AC31];[.AE31];[.AG31];[.AI31];[.AK31];[.AM31];[.AO31])/20" office:value-type="percentage" office:value="0.1" calcext:value-type="percentage">
            <text:p>1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31];[.AR31];[.AS31];[.AU31])" office:value-type="float" office:value="0" calcext:value-type="float">
            <text:p>0</text:p>
          </table:table-cell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90882" calcext:value-type="float">
            <text:p>90882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3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4" table:formula="of:=SUM([.C32];[.E32];[.G32];[.I32];[.K32];[.M32];[.O32];[.Q32];[.S32];[.U32];[.W32];[.Y32];[.AA32];[.AC32];[.AE32];[.AG32];[.AI32];[.AK32];[.AM32];[.AO32])/20" office:value-type="percentage" office:value="0.15" calcext:value-type="percentage">
            <text:p>15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32];[.AR32];[.AS32];[.AU32])" office:value-type="float" office:value="0" calcext:value-type="float">
            <text:p>0</text:p>
          </table:table-cell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94643" calcext:value-type="float">
            <text:p>9464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4" table:formula="of:=SUM([.C33];[.E33];[.G33];[.I33];[.K33];[.M33];[.O33];[.Q33];[.S33];[.U33];[.W33];[.Y33];[.AA33];[.AC33];[.AE33];[.AG33];[.AI33];[.AK33];[.AM33];[.AO33])/20" office:value-type="percentage" office:value="1" calcext:value-type="percentage">
            <text:p>100%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SUM([.AQ33];[.AR33];[.AS33];[.AU33])" office:value-type="float" office:value="85" calcext:value-type="float">
            <text:p>85</text:p>
          </table:table-cell>
          <table:table-cell table:style-name="ce1" office:value-type="float" office:value="4.5" calcext:value-type="float">
            <text:p>4,5</text:p>
          </table:table-cell>
          <table:table-cell table:number-columns-repeated="96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94433" calcext:value-type="float">
            <text:p>9443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4" table:formula="of:=SUM([.C34];[.E34];[.G34];[.I34];[.K34];[.M34];[.O34];[.Q34];[.S34];[.U34];[.W34];[.Y34];[.AA34];[.AC34];[.AE34];[.AG34];[.AI34];[.AK34];[.AM34];[.AO34])/20" office:value-type="percentage" office:value="0.8" calcext:value-type="percentage">
            <text:p>80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Q34];[.AR34];[.AS34];[.AU34])" office:value-type="float" office:value="13" calcext:value-type="float">
            <text:p>13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94434" calcext:value-type="float">
            <text:p>9443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4" table:formula="of:=SUM([.C35];[.E35];[.G35];[.I35];[.K35];[.M35];[.O35];[.Q35];[.S35];[.U35];[.W35];[.Y35];[.AA35];[.AC35];[.AE35];[.AG35];[.AI35];[.AK35];[.AM35];[.AO35])/20" office:value-type="percentage" office:value="0.75" calcext:value-type="percentage">
            <text:p>75%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Q35];[.AR35];[.AS35];[.AU35])" office:value-type="float" office:value="20" calcext:value-type="float">
            <text:p>20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93489" calcext:value-type="float">
            <text:p>93489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4" table:formula="of:=SUM([.C36];[.E36];[.G36];[.I36];[.K36];[.M36];[.O36];[.Q36];[.S36];[.U36];[.W36];[.Y36];[.AA36];[.AC36];[.AE36];[.AG36];[.AI36];[.AK36];[.AM36];[.AO36])/20" office:value-type="percentage" office:value="0.35" calcext:value-type="percentage">
            <text:p>35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36];[.AR36];[.AS36];[.AU36])" office:value-type="float" office:value="1" calcext:value-type="float">
            <text:p>1</text:p>
          </table:table-cell>
          <table:table-cell table:style-name="ce13"/>
          <table:table-cell table:number-columns-repeated="96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93113" calcext:value-type="float">
            <text:p>93113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C37];[.E37];[.G37];[.I37];[.K37];[.M37];[.O37];[.Q37];[.S37];[.U37];[.W37];[.Y37];[.AA37];[.AC37];[.AE37];[.AG37];[.AI37];[.AK37];[.AM37];[.AO37])/20" office:value-type="percentage" office:value="0.3" calcext:value-type="percentage">
            <text:p>3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37];[.AR37];[.AS37];[.AU37])" office:value-type="float" office:value="0" calcext:value-type="float">
            <text:p>0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93110" calcext:value-type="float">
            <text:p>93110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9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C38];[.E38];[.G38];[.I38];[.K38];[.M38];[.O38];[.Q38];[.S38];[.U38];[.W38];[.Y38];[.AA38];[.AC38];[.AE38];[.AG38];[.AI38];[.AK38];[.AM38];[.AO38])/20" office:value-type="percentage" office:value="0.4" calcext:value-type="percentage">
            <text:p>4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38];[.AR38];[.AS38];[.AU38])" office:value-type="float" office:value="0" calcext:value-type="float">
            <text:p>0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93111" calcext:value-type="float">
            <text:p>93111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9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4" table:formula="of:=SUM([.C39];[.E39];[.G39];[.I39];[.K39];[.M39];[.O39];[.Q39];[.S39];[.U39];[.W39];[.Y39];[.AA39];[.AC39];[.AE39];[.AG39];[.AI39];[.AK39];[.AM39];[.AO39])/20" office:value-type="percentage" office:value="0.3" calcext:value-type="percentage">
            <text:p>3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AQ39];[.AR39];[.AS39];[.AU39])" office:value-type="float" office:value="0" calcext:value-type="float">
            <text:p>0</text:p>
          </table:table-cell>
          <table:table-cell table:style-name="ce1"/>
          <table:table-cell table:number-columns-repeated="96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number-columns-repeated="48"/>
          <table:table-cell table:number-columns-repeated="96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number-columns-repeated="48"/>
          <table:table-cell table:number-columns-repeated="96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number-columns-repeated="48"/>
          <table:table-cell table:number-columns-repeated="963"/>
        </table:table-row>
        <table:table-row table:style-name="ro1" table:number-rows-repeated="1048533">
          <table:table-cell table:number-columns-repeated="1012"/>
        </table:table-row>
        <table:table-row table:style-name="ro1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9">00.00.0000</text:date>, <text:time style:data-style-name="N2" text:time-value="22:39:10.26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1T23:13:31.292000000</meta:creation-date>
    <dc:date>2023-01-29T22:54:23.322000000</dc:date>
    <meta:editing-duration>PT3H14M50S</meta:editing-duration>
    <meta:editing-cycles>94</meta:editing-cycles>
    <meta:generator>LibreOffice/6.0.5.2$Windows_X86_64 LibreOffice_project/54c8cbb85f300ac59db32fe8a675ff7683cd5a16</meta:generator>
    <meta:document-statistic meta:table-count="1" meta:cell-count="773" meta:object-count="0"/>
  </office:meta>
</office:document-meta>
</file>